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ad3bc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ad3bc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ad3bc" officeooo:paragraph-rsid="001ad3bc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01ad3bc" officeooo:paragraph-rsid="001ad3bc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dbcb7" officeooo:paragraph-rsid="001ad3bc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ec31e" officeooo:paragraph-rsid="001ec31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1ad3b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1ad3bc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d3bc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style:font-name="Arial" fo:font-size="12pt" fo:font-style="normal" fo:font-weight="normal"/>
    </style:style>
    <style:style style:name="T12" style:family="text">
      <style:text-properties style:font-name="Arial" fo:font-size="12pt" fo:font-style="normal" fo:font-weight="bold"/>
    </style:style>
    <style:style style:name="T13" style:family="text">
      <style:text-properties style:font-name="Arial" fo:font-size="13.5pt" fo:font-style="normal" fo:font-weight="normal"/>
    </style:style>
    <style:style style:name="T14" style:family="text">
      <style:text-properties officeooo:rsid="001ad3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2a61ecd4-c21b-bbd7-eecd-845bbc02ccd2"/>Qapp Api </text:p>
      <text:p text:style-name="Text_20_body"/>
      <text:p text:style-name="P11"><text:span text:style-name="T1">1</text:span><text:span text:style-name="T4">)registration </text:span></text:p>
      <text:p text:style-name="Text_20_body"/>
      <text:p text:style-name="P11"><text:span text:style-name="T4">Description</text:span><text:span text:style-name="T10"> </text:span><text:span text:style-name="T1">:user registration </text:span></text:p>
      <text:p text:style-name="P11"><text:span text:style-name="T4">Method</text:span><text:span text:style-name="T1">: Post</text:span></text:p>
      <text:p text:style-name="P11"><text:span text:style-name="T4">Route :</text:span><text:span text:style-name="T10"> </text:span><text:span text:style-name="T4">/register</text:span></text:p>
      <text:p text:style-name="P11"><text:span text:style-name="T4">json</text:span><text:span text:style-name="T1">:</text:span></text:p>
      <text:p text:style-name="P3">{</text:p>
      <text:p text:style-name="P10">  <text:span text:style-name="T11">"fname": "ishani",</text:span></text:p>
      <text:p text:style-name="P10">  <text:span text:style-name="T11">"lname": "shah",</text:span></text:p>
      <text:p text:style-name="P10">  <text:span text:style-name="T11">"email":"lanetteam.ishani@gmail.com",</text:span></text:p>
      <text:p text:style-name="P10">  <text:span text:style-name="T11">"mobile": "9876543210",</text:span></text:p>
      <text:p text:style-name="P10">  <text:span text:style-name="T11">"password":"Lanet@123"</text:span></text:p>
      <text:p text:style-name="P3">}</text:p>
      <text:p text:style-name="Text_20_body"/>
      <text:p text:style-name="P4">2)Sign in</text:p>
      <text:p text:style-name="P11"><text:span text:style-name="T4">Description : </text:span><text:span text:style-name="T1">user signin</text:span></text:p>
      <text:p text:style-name="Text_20_body"/>
      <text:p text:style-name="P4">Method:POST</text:p>
      <text:p text:style-name="P11"><text:span text:style-name="T4">Route</text:span><text:span text:style-name="T10"> </text:span><text:span text:style-name="T1">: </text:span><text:span text:style-name="T4">/signin</text:span></text:p>
      <text:p text:style-name="P11"><text:span text:style-name="T4">json</text:span><text:span text:style-name="T1">:</text:span></text:p>
      <text:p text:style-name="P3">{</text:p>
      <text:p text:style-name="P10">  <text:span text:style-name="T11">"email":"lanetteam.ishani@gmail.com"</text:span></text:p>
      <text:p text:style-name="P10">  <text:span text:style-name="T11">"password":"Lanet@123"</text:span></text:p>
      <text:p text:style-name="P3">}</text:p>
      <text:p text:style-name="Text_20_body"/>
      <text:p text:style-name="P4">Note :routes with /api prefix require jwt token</text:p>
      <text:p text:style-name="P4">3)Change email </text:p>
      <text:p text:style-name="P11"><text:span text:style-name="T4">Description: </text:span><text:span text:style-name="T1">user change wants to change password after signin</text:span></text:p>
      <text:p text:style-name="P4">Method: PUT</text:p>
      <text:p text:style-name="P11"><text:span text:style-name="T4">Route</text:span><text:span text:style-name="T10"> </text:span><text:span text:style-name="T1">:</text:span><text:span text:style-name="T4">/api/changeemail</text:span></text:p>
      <text:p text:style-name="P11"><text:span text:style-name="T4">json</text:span><text:span text:style-name="T1">:</text:span></text:p>
      <text:p text:style-name="P3">{</text:p>
      <text:p text:style-name="P10"><text:soft-page-break/>      <text:span text:style-name="T11">"newEmail": "lanetteam.jinal@gmail.com"</text:span></text:p>
      <text:p text:style-name="P3">}</text:p>
      <text:p text:style-name="P1"><text:line-break/></text:p>
      <text:p text:style-name="P7">4)Email passcode verification </text:p>
      <text:p text:style-name="P11"><text:span text:style-name="T7">Description :</text:span><text:span text:style-name="T6">user verified passcode after first signin </text:span></text:p>
      <text:p text:style-name="P7">Method:Post</text:p>
      <text:p text:style-name="P11"><text:span text:style-name="T7">Route</text:span><text:span text:style-name="T10"> </text:span><text:span text:style-name="T6">:</text:span><text:span text:style-name="T7">/api/passcode</text:span></text:p>
      <text:p text:style-name="P11"><text:span text:style-name="T7">json</text:span><text:span text:style-name="T6">:</text:span></text:p>
      <text:p text:style-name="P8">{</text:p>
      <text:p text:style-name="P10">      <text:span text:style-name="T13">"passcode": "746724"</text:span></text:p>
      <text:p text:style-name="P8">}</text:p>
      <text:p text:style-name="Text_20_body"/>
      <text:p text:style-name="P11"><text:span text:style-name="T7">5)Resend passcode </text:span><text:span text:style-name="T6"><text:line-break/></text:span><text:span text:style-name="T7">Description :</text:span><text:span text:style-name="T6">user will request to resend the passcode to registered email</text:span></text:p>
      <text:p text:style-name="P7">Method:GET</text:p>
      <text:p text:style-name="P11"><text:span text:style-name="T7">Route</text:span><text:span text:style-name="T10"> </text:span><text:span text:style-name="T6">:</text:span><text:span text:style-name="T7">/api/resend</text:span></text:p>
      <text:p text:style-name="P11"><text:span text:style-name="T7">json</text:span><text:span text:style-name="T6">:</text:span></text:p>
      <text:p text:style-name="P8">No json body  required </text:p>
      <text:p text:style-name="Text_20_body"/>
      <text:p text:style-name="P7">6)Upload profile picture</text:p>
      <text:p text:style-name="P11"><text:span text:style-name="T7">Description :</text:span><text:span text:style-name="T6">user upload profile pic </text:span></text:p>
      <text:p text:style-name="P7">Method:PUT</text:p>
      <text:p text:style-name="P7">Route:/api/profilepic</text:p>
      <text:p text:style-name="P11"><text:span text:style-name="T7">Json</text:span><text:span text:style-name="T6">:</text:span></text:p>
      <text:p text:style-name="P8">{</text:p>
      <text:p text:style-name="P8">Image:”  ”</text:p>
      <text:p text:style-name="P8">}</text:p>
      <text:p text:style-name="P1"><text:line-break/><text:line-break/><text:line-break/><text:line-break/><text:line-break/></text:p>
      <text:p text:style-name="P4"><text:soft-page-break/>7)QRequest</text:p>
      <text:p text:style-name="P11"><text:span text:style-name="T4">Description :</text:span><text:span text:style-name="T1">user request for the Q</text:span></text:p>
      <text:p text:style-name="P4">Method:Post</text:p>
      <text:p text:style-name="P11"><text:span text:style-name="T4">Route</text:span><text:span text:style-name="T10"> </text:span><text:span text:style-name="T4">:/api/qRequest</text:span></text:p>
      <text:p text:style-name="P11"><text:span text:style-name="T4">json</text:span><text:span text:style-name="T1">:</text:span></text:p>
      <text:p text:style-name="P3">for tranport</text:p>
      <text:p text:style-name="P3">{</text:p>
      <text:p text:style-name="P10"> <text:span text:style-name="T11">"isTranport": "1",</text:span></text:p>
      <text:p text:style-name="P10"> <text:span text:style-name="T11">"curLat":"23.46",</text:span></text:p>
      <text:p text:style-name="P10"> <text:span text:style-name="T11">"curLong":"23.45",</text:span></text:p>
      <text:p text:style-name="P10"> <text:span text:style-name="T11">"verb":"gift",</text:span></text:p>
      <text:p text:style-name="P10"> <text:span text:style-name="T11">"noun":"xyz",</text:span></text:p>
      <text:p text:style-name="P10"> <text:span text:style-name="T11">"time":"3 hrs",</text:span></text:p>
      <text:p text:style-name="P10"> <text:span text:style-name="T11">"price":"$12-$20",</text:span></text:p>
      <text:p text:style-name="P10"> <text:span text:style-name="T11">"numOfStop": "2",</text:span></text:p>
      <text:p text:style-name="P10"> <text:span text:style-name="T11">"stops":[</text:span></text:p>
      <text:p text:style-name="P10"> <text:span text:style-name="T11">{"lat":"23.4", "long":"23.23"},</text:span></text:p>
      <text:p text:style-name="P10"> <text:span text:style-name="T11">{"lat":"23.4", "long":"23.23"}</text:span></text:p>
      <text:p text:style-name="P3">]</text:p>
      <text:p text:style-name="P3">}</text:p>
      <text:p text:style-name="P3">for any thing else</text:p>
      <text:p text:style-name="P3">{</text:p>
      <text:p text:style-name="P10"> <text:span text:style-name="T11">"isTranport": "0",</text:span></text:p>
      <text:p text:style-name="P10"> <text:span text:style-name="T11">"curLat":"23.46",</text:span></text:p>
      <text:p text:style-name="P10"> <text:span text:style-name="T11">"curLong":"23.45",</text:span></text:p>
      <text:p text:style-name="P10"> <text:span text:style-name="T11">"verb":"123456",</text:span></text:p>
      <text:p text:style-name="P10"> <text:span text:style-name="T11">"noun":"123456",</text:span></text:p>
      <text:p text:style-name="P10"> <text:span text:style-name="T11">"time":"3 hrs",</text:span></text:p>
      <text:p text:style-name="P10"> <text:span text:style-name="T11">"price":"$12-$20",</text:span></text:p>
      <text:p text:style-name="P10"> <text:span text:style-name="T11">"isRequireNow": "0", or "1"</text:span></text:p>
      <text:p text:style-name="P10"> <text:span text:style-name="T11">"requiredDate": "30-03-2016" or ""</text:span></text:p>
      <text:p text:style-name="P3">}</text:p>
      <text:p text:style-name="P11"><text:span text:style-name="T9">Note: </text:span><text:span text:style-name="T8">Return 1 if it is tranport request <text:line-break/>Return 0 (if it is anything else)</text:span></text:p>
      <text:p text:style-name="P1"><text:line-break/><text:soft-page-break/><text:line-break/><text:line-break/><text:line-break/></text:p>
      <text:p text:style-name="P9">8)Delete account</text:p>
      <text:p text:style-name="Text_20_body"/>
      <text:p text:style-name="P11"><text:span text:style-name="T4">Description :</text:span><text:span text:style-name="T1">user request for delete account</text:span></text:p>
      <text:p text:style-name="P4">Method:GET</text:p>
      <text:p text:style-name="P11"><text:span text:style-name="T4">Route</text:span><text:span text:style-name="T10"> </text:span><text:span text:style-name="T4">:</text:span><text:span text:style-name="T9">/api/userDelete</text:span></text:p>
      <text:p text:style-name="P11"><text:span text:style-name="T4">Json</text:span><text:span text:style-name="T1">:</text:span></text:p>
      <text:p text:style-name="P3">No json body required </text:p>
      <text:p text:style-name="Text_20_body"/>
      <text:p text:style-name="P11"><text:span text:style-name="T9">9)Report issue</text:span><text:span text:style-name="T8"><text:line-break/></text:span><text:span text:style-name="T4">Description :</text:span><text:span text:style-name="T1">user request for report an issue</text:span></text:p>
      <text:p text:style-name="P4">Method:Post</text:p>
      <text:p text:style-name="P11"><text:span text:style-name="T4">Route</text:span><text:span text:style-name="T10"> </text:span><text:span text:style-name="T4">:/api/reportIssue</text:span></text:p>
      <text:p text:style-name="P11"><text:span text:style-name="T4">Json</text:span><text:span text:style-name="T1">:</text:span></text:p>
      <text:p text:style-name="P3">{</text:p>
      <text:p text:style-name="P3">"issue":"some error massage"</text:p>
      <text:p text:style-name="P3">}</text:p>
      <text:p text:style-name="P1"><text:line-break/></text:p>
      <text:p text:style-name="P4">10)requesthistory </text:p>
      <text:p text:style-name="P11"><text:span text:style-name="T4">Description :</text:span><text:span text:style-name="T1">user request for past request history</text:span></text:p>
      <text:p text:style-name="P4">Method:GET</text:p>
      <text:p text:style-name="P11"><text:span text:style-name="T4">Route</text:span><text:span text:style-name="T10"> </text:span><text:span text:style-name="T4">:</text:span><text:span text:style-name="T9">/api/requestHistory</text:span></text:p>
      <text:p text:style-name="P11"><text:span text:style-name="T4">Json</text:span><text:span text:style-name="T1">:</text:span></text:p>
      <text:p text:style-name="P3">No json body required </text:p>
      <text:p text:style-name="P1"><text:line-break/><text:line-break/><text:line-break/></text:p>
      <text:p text:style-name="P4">11)Qprovider registration </text:p>
      <text:p text:style-name="P4">Step-1</text:p>
      <text:p text:style-name="P4">Description :qprovider verification </text:p>
      <text:p text:style-name="P4">Method:POST</text:p>
      <text:p text:style-name="P11"><text:span text:style-name="T4">Route:</text:span><text:span text:style-name="T10"> </text:span><text:span text:style-name="T1">/api/qProvider</text:span></text:p>
      <text:p text:style-name="P11"><text:soft-page-break/><text:span text:style-name="T4">Json</text:span><text:span text:style-name="T1">:</text:span></text:p>
      <text:p text:style-name="P3">{</text:p>
      <text:p text:style-name="P10">  <text:span text:style-name="T11">"curLat":"26.840226",</text:span></text:p>
      <text:p text:style-name="P10">  <text:span text:style-name="T11">"curLong":"80.937042",</text:span></text:p>
      <text:p text:style-name="P10">  <text:span text:style-name="T11">"fname":"bhavesh",</text:span></text:p>
      <text:p text:style-name="P10">  <text:span text:style-name="T11">"lname":"baruwala",</text:span></text:p>
      <text:p text:style-name="P10">  <text:span text:style-name="T11">"email":"lanetteam.bhavesh@gmail.com",</text:span></text:p>
      <text:p text:style-name="P10">  <text:span text:style-name="T11">"zipCode":"396445",</text:span></text:p>
      <text:p text:style-name="P10">  <text:span text:style-name="T11">"mobile": "1234567808"</text:span></text:p>
      <text:p text:style-name="P3">}</text:p>
      <text:p text:style-name="P4">12)STEP-2(SCREEN-2)verify mobile number</text:p>
      <text:p text:style-name="P4">Description :mobile verification </text:p>
      <text:p text:style-name="P4">Method:POST</text:p>
      <text:p text:style-name="P11"><text:span text:style-name="T4">Route:</text:span><text:span text:style-name="T10"> </text:span><text:span text:style-name="T1">/api/verifyMobile</text:span></text:p>
      <text:p text:style-name="P11"><text:span text:style-name="T4">Json</text:span><text:span text:style-name="T1">:</text:span></text:p>
      <text:p text:style-name="P3">{</text:p>
      <text:p text:style-name="P10">  <text:span text:style-name="T11">"passcode": "123456"</text:span></text:p>
      <text:p text:style-name="P3">}</text:p>
      <text:p text:style-name="P4">13)Resend opt</text:p>
      <text:p text:style-name="P4">Method:GET</text:p>
      <text:p text:style-name="P4">Route:api/resendOtp</text:p>
      <text:p text:style-name="P11"><text:span text:style-name="T4">Json:</text:span><text:span text:style-name="T1">Not required</text:span></text:p>
      <text:p text:style-name="Text_20_body"/>
      <text:p text:style-name="P4">14)STEP 3-7</text:p>
      <text:p text:style-name="P4">method:PUT</text:p>
      <text:p text:style-name="P4">Route:/api/qProviderLigal</text:p>
      <text:p text:style-name="P4">Json:</text:p>
      <text:p text:style-name="P4">{</text:p>
      <text:p text:style-name="P10">  <text:span text:style-name="T11">"lFname": "Jinal",</text:span></text:p>
      <text:p text:style-name="P10">  <text:span text:style-name="T11">"lMname": "Mahadevbhai",</text:span></text:p>
      <text:p text:style-name="P10">  <text:span text:style-name="T11">"lLname": "Desai",</text:span></text:p>
      <text:p text:style-name="P10">  <text:span text:style-name="T11">"securityNum": "987654",</text:span></text:p>
      <text:p text:style-name="P10">  <text:span text:style-name="T11">"dob": "1995-07-14",</text:span></text:p>
      <text:p text:style-name="P10">  <text:span text:style-name="T11">"dlNum": "123",</text:span></text:p>
      <text:p text:style-name="P10">  <text:span text:style-name="T11">"dlstate": "Gujrat",</text:span></text:p>
      <text:p text:style-name="P10"><text:soft-page-break/>  <text:span text:style-name="T11">"dlExpiration": "2032-01-30",</text:span></text:p>
      <text:p text:style-name="P10">  <text:span text:style-name="T11">"hsName": "Sanskar bharti",</text:span></text:p>
      <text:p text:style-name="P10">  <text:span text:style-name="T11">"hsCity": "Navsari",</text:span></text:p>
      <text:p text:style-name="P10">  <text:span text:style-name="T11">"hsState": " gujrat",</text:span></text:p>
      <text:p text:style-name="P10">  <text:span text:style-name="T11">"hsYear": "2012",</text:span></text:p>
      <text:p text:style-name="P10">  <text:span text:style-name="T11">"clgInfo": "Attended",</text:span></text:p>
      <text:p text:style-name="P10">  <text:span text:style-name="T11">"yearoProfExp": "0",</text:span></text:p>
      <text:p text:style-name="P10">  <text:span text:style-name="T11">"yearoProfAssiExp": "0",</text:span></text:p>
      <text:p text:style-name="P10">  <text:span text:style-name="T11">"qRole": "Any thing else"</text:span></text:p>
      <text:p text:style-name="P3">}</text:p>
      <text:p text:style-name="Text_20_body"/>
      <text:p text:style-name="P4">15)Change mobile number (while verifying by twilio on screen-2)</text:p>
      <text:p text:style-name="P11"><text:span text:style-name="T4">Description:</text:span><text:span text:style-name="T1">change mobile number</text:span></text:p>
      <text:p text:style-name="P4">method:PUT</text:p>
      <text:p text:style-name="P4">Route:/api/changeMobile</text:p>
      <text:p text:style-name="P4">Json:</text:p>
      <text:p text:style-name="P4">{</text:p>
      <text:p text:style-name="P10">  <text:span text:style-name="T11">"newMobile": "9726624558"</text:span></text:p>
      <text:p text:style-name="P3">}</text:p>
      <text:p text:style-name="Text_20_body"/>
      <text:p text:style-name="P4">16)Qprovider online </text:p>
      <text:p text:style-name="P11"><text:span text:style-name="T4">Description:</text:span><text:span text:style-name="T1">qprovider became  online</text:span></text:p>
      <text:p text:style-name="P4">Method:PUT</text:p>
      <text:p text:style-name="P4">Route:/api/qProviderActive</text:p>
      <text:p text:style-name="P4">Json:</text:p>
      <text:p text:style-name="P4">{</text:p>
      <text:p text:style-name="P10">   <text:span text:style-name="T12">"curLat": "4.33132",</text:span></text:p>
      <text:p text:style-name="P10">   <text:span text:style-name="T12">"curLong": "4.42342"</text:span></text:p>
      <text:p text:style-name="P4">}</text:p>
      <text:p text:style-name="P1"><text:line-break/></text:p>
      <text:p text:style-name="P4">17)Qprovider  offline</text:p>
      <text:p text:style-name="P11"><text:span text:style-name="T4">Description:</text:span><text:span text:style-name="T1">qprovider became  offline</text:span></text:p>
      <text:p text:style-name="P4">Method:PUT</text:p>
      <text:p text:style-name="P4">Route:/api//qProviderDeactive</text:p>
      <text:p text:style-name="P4">Json:</text:p>
      <text:p text:style-name="P4"><text:soft-page-break/>Not required </text:p>
      <text:p text:style-name="Text_20_body"/>
      <text:p text:style-name="P4">18)RequestHistory</text:p>
      <text:p text:style-name="P11"><text:span text:style-name="T4">Description:</text:span><text:span text:style-name="T1">user can see the Qrequest  </text:span></text:p>
      <text:p text:style-name="P4">Method:GET</text:p>
      <text:p text:style-name="P4">Route:/api/requestHistory</text:p>
      <text:p text:style-name="Text_20_body"/>
      <text:p text:style-name="P4">Json:</text:p>
      <text:p text:style-name="P4">Not required </text:p>
      <text:p text:style-name="Text_20_body"/>
      <text:p text:style-name="P4">19)Show Qrequest( Push notification )</text:p>
      <text:p text:style-name="P11"><text:span text:style-name="T4">Description:</text:span><text:span text:style-name="T1">Provider will receive a push notification</text:span><text:span text:style-name="T10"> </text:span><text:span text:style-name="T1">of new Qrequest </text:span><text:span text:style-name="T10"> </text:span></text:p>
      <text:p text:style-name="P4">Method:POST</text:p>
      <text:p text:style-name="P4">Route:/api/showRequest</text:p>
      <text:p text:style-name="P4">Json:</text:p>
      <text:p text:style-name="P4">Not required </text:p>
      <text:p text:style-name="Text_20_body"/>
      <text:p text:style-name="P4">20)RequestAccept</text:p>
      <text:p text:style-name="P11"><text:span text:style-name="T4">Description:</text:span><text:span text:style-name="T1">Qprovider accept Qrequest</text:span></text:p>
      <text:p text:style-name="P4">Method:POST</text:p>
      <text:p text:style-name="P4">Route:/api/requestAccept</text:p>
      <text:p text:style-name="P4">Json:</text:p>
      <text:p text:style-name="P3">{</text:p>
      <text:p text:style-name="P10">   <text:span text:style-name="T11">"requestId": "30631a28-f33e-11e5-b2e9-386077c711ee",</text:span></text:p>
      <text:p text:style-name="P10">   <text:span text:style-name="T11">"qId": "7742fb36-f249-11e5-b2e9-386077c711ee"</text:span></text:p>
      <text:p text:style-name="P3">}</text:p>
      <text:p text:style-name="Text_20_body"/>
      <text:p text:style-name="P4">21)qRequest Confirmation</text:p>
      <text:p text:style-name="P11"><text:span text:style-name="T4">Description:</text:span><text:span text:style-name="T1">Qrequest confirm the provider's request </text:span></text:p>
      <text:p text:style-name="P4">Method:POST</text:p>
      <text:p text:style-name="P4">Route:/api/setqRequestConfirmation</text:p>
      <text:p text:style-name="P4">Json:</text:p>
      <text:p text:style-name="P3">{</text:p>
      <text:p text:style-name="P10">   <text:span text:style-name="T11">"qRequestId": "0278fe4a-f348-11e5-b2e9-386077c711ee",</text:span></text:p>
      <text:p text:style-name="P10">   <text:span text:style-name="T11">"userType" : "q"</text:span></text:p>
      <text:p text:style-name="P3">}</text:p>
      <text:p text:style-name="Text_20_body"><text:soft-page-break/></text:p>
      <text:p text:style-name="P4">22)Give rating to provider</text:p>
      <text:p text:style-name="P4">api/qRequestReview</text:p>
      <text:p text:style-name="P11"><text:span text:style-name="T4">Description:</text:span><text:span text:style-name="T1">Qrequester gives rating to provider</text:span></text:p>
      <text:p text:style-name="P4">Method:POST</text:p>
      <text:p text:style-name="P4">Route:/api/setqRequestConfirmation</text:p>
      <text:p text:style-name="P4">Json:</text:p>
      <text:p text:style-name="P3">{</text:p>
      <text:p text:style-name="P10">   <text:span text:style-name="T11">"qRequestId": "2d3f1be8-f4d7-11e5-a4a9-386077c711ee",</text:span></text:p>
      <text:p text:style-name="P10">   <text:span text:style-name="T11">"speedRating": "4",</text:span></text:p>
      <text:p text:style-name="P10">   <text:span text:style-name="T11">"qualityRating": "2",</text:span></text:p>
      <text:p text:style-name="P10">   <text:span text:style-name="T11">"feedback": "good"</text:span></text:p>
      <text:p text:style-name="P3">}</text:p>
      <text:p text:style-name="Text_20_body"/>
      <text:p text:style-name="P4">23)View rating</text:p>
      <text:p text:style-name="P11"><text:span text:style-name="T4">Description:</text:span><text:span text:style-name="T1">Qrequester view rating of provider</text:span></text:p>
      <text:p text:style-name="P4">Method:POST</text:p>
      <text:p text:style-name="P4">Route:/api/qAverageRating</text:p>
      <text:p text:style-name="P4">Json:</text:p>
      <text:p text:style-name="P3">{</text:p>
      <text:p text:style-name="P10">   <text:span text:style-name="T11">"qId" : "7742fb36-f249-11e5-b2e9-386077c711ee"</text:span></text:p>
      <text:p text:style-name="P3">}</text:p>
      <text:p text:style-name="Text_20_body"/>
      <text:p text:style-name="P4">24)Receipt Upload</text:p>
      <text:p text:style-name="P11"><text:span text:style-name="T4">Description:</text:span><text:span text:style-name="T1">Qprovider can upload the reciept image</text:span></text:p>
      <text:p text:style-name="P4">Method:POST</text:p>
      <text:p text:style-name="P4">Route:api/receiptUpload</text:p>
      <text:p text:style-name="P4">Json:</text:p>
      <text:p text:style-name="P4">{</text:p>
      <text:p text:style-name="P3">qRequestId:</text:p>
      <text:p text:style-name="P3">billImage:</text:p>
      <text:p text:style-name="P4">}</text:p>
      <text:p text:style-name="Text_20_body"/>
      <text:p text:style-name="P6"/>
      <text:p text:style-name="P6"/>
      <text:p text:style-name="P6"/>
      <text:p text:style-name="P6"><text:soft-page-break/>25)api/requestAcceptedList</text:p>
      <text:p text:style-name="P12"><text:span text:style-name="T4">Description:</text:span><text:span text:style-name="T3">Qprovider can see the</text:span><text:span text:style-name="T5"> </text:span><text:span text:style-name="T2">requestAcceptedList</text:span></text:p>
      <text:p text:style-name="P4">Method:POST</text:p>
      <text:p text:style-name="P4">Route:api/receiptUpload</text:p>
      <text:p text:style-name="P4">Json:</text:p>
      <text:p text:style-name="P13">{</text:p>
      <text:p text:style-name="P13"><text:s text:c="8"/>"qId": "4b8eda47-f329-11e5-b2e9-386077c711ee"</text:p>
      <text:p text:style-name="P13">}</text:p>
      <text:p text:style-name="P13"/>
      <text:p text:style-name="P14">26)Detailed requestHistory (Qrequest completed and accepted)</text:p>
      <text:p text:style-name="P12"><text:span text:style-name="T4">Description:</text:span><text:span text:style-name="T3">Qprovider can see the detailed history of request</text:span></text:p>
      <text:p text:style-name="P5">Method:POST</text:p>
      <text:p text:style-name="P5">Route:<text:span text:style-name="T14">api/requestHistoryId</text:span></text:p>
      <text:p text:style-name="P5">Json:</text:p>
      <text:p text:style-name="P13">{</text:p>
      <text:p text:style-name="P13"><text:s text:c="2"/>"qRequestId": "a7a9bfd3-f4d9-11e5-a4a9-386077c711ee"</text:p>
      <text:p text:style-name="P13">}</text:p>
      <text:p text:style-name="P15"/>
      <text:p text:style-name="P16">2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Scott Templer</meta:initial-creator>
    <meta:creation-date>2006-05-16T10:26:40</meta:creation-date>
    <dc:language>en-US</dc:language>
    <meta:editing-cycles>6</meta:editing-cycles>
    <meta:editing-duration>PT2H1M59S</meta:editing-duration>
    <dc:date>2016-04-01T18:04:00.434161506</dc:date>
    <meta:document-statistic meta:table-count="0" meta:image-count="0" meta:object-count="0" meta:page-count="9" meta:paragraph-count="258" meta:word-count="513" meta:character-count="4883" meta:non-whitespace-character-count="4438"/>
    <meta:user-defined meta:name="Info 1"/>
    <meta:user-defined meta:name="Info 2"/>
    <meta:user-defined meta:name="Info 3"/>
    <meta:user-defined meta:name="Info 4"/>
  </office:meta>
</office:document-meta>
</file>